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f981" officeooo:paragraph-rsid="0017f981"/>
    </style:style>
    <style:style style:name="P2" style:family="paragraph" style:parent-style-name="Standard">
      <style:text-properties fo:font-size="16pt" fo:font-weight="bold" officeooo:rsid="0017f981" officeooo:paragraph-rsid="0017f98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92afb" officeooo:paragraph-rsid="00192afb"/>
    </style:style>
    <style:style style:name="P4" style:family="paragraph" style:parent-style-name="Standard">
      <style:text-properties officeooo:rsid="00192afb" officeooo:paragraph-rsid="00192afb"/>
    </style:style>
    <style:style style:name="P5" style:family="paragraph" style:parent-style-name="Standard">
      <style:text-properties officeooo:rsid="0019a554" officeooo:paragraph-rsid="0019a554"/>
    </style:style>
    <style:style style:name="P6" style:family="paragraph" style:parent-style-name="Standard" style:list-style-name="L1">
      <style:text-properties officeooo:rsid="0019a554" officeooo:paragraph-rsid="0019a5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zen zu QT</text:p>
      <text:p text:style-name="P1"/>
      <text:p text:style-name="P3">Größe des Layouts passt sich der Fenster-Größe an:</text:p>
      <text:p text:style-name="P3"><text:a xlink:type="simple" xlink:href="http://stackoverflow.com/questions/6044836/how-to-make-a-qt-widget-grow-with-the-window-size" text:style-name="Internet_20_link" text:visited-style-name="Visited_20_Internet_20_Link">http://stackoverflow.com/questions/6044836/how-to-make-a-qt-widget-grow-with-the-window-size</text:a></text:p>
      <text:p text:style-name="P3"/>
      <text:p text:style-name="P5">QTimer:</text:p>
      <text:list xml:id="list2965156726353569129" text:style-name="L1">
        <text:list-item>
          <text:p text:style-name="P6"><text:a xlink:type="simple" xlink:href="http://srinikom.github.io/pyside-docs/PySide/QtCore/QTimer.html" text:style-name="Internet_20_link" text:visited-style-name="Visited_20_Internet_20_Link">http://srinikom.github.io/pyside-docs/PySide/QtCore/QTimer.html</text:a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9S</meta:editing-duration>
    <meta:editing-cycles>5</meta:editing-cycles>
    <meta:generator>LibreOffice/4.3.6.2$Windows_x86 LibreOffice_project/d50a87b2e514536ed401c18000dad4660b6a169e</meta:generator>
    <dc:date>2015-06-04T19:41:43.436000000</dc:date>
    <meta:document-statistic meta:table-count="0" meta:image-count="0" meta:object-count="0" meta:page-count="1" meta:paragraph-count="6" meta:word-count="16" meta:character-count="227" meta:non-whitespace-character-count="218"/>
    <meta:user-defined meta:name="Info 1"/>
    <meta:user-defined meta:name="Info 2"/>
    <meta:user-defined meta:name="Info 3"/>
    <meta:user-defined meta:name="Info 4"/>
  </office:meta>
</office:document-meta>
</file>